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  <text:p text:style-name="P1">Thur Dec 28, 2017 <text:span text:style-name="T1">5.5 miles</text:span> </text:p>
      <text:p text:style-name="P1">On a treadmill at the Vernon YMCA I ran 5 miles in 47:28 or 9:30/mile. <text:s/>The approximate splits were: 10:00, 9:45, 9:30, 9:15, 9:00. <text:s/>Then I warmed down with a ½ mile in 5:00.</text:p>
      <text:p text:style-name="P1"/>
      <text:p text:style-name="P1">Fri Dec 29, 2017 <text:span text:style-name="T1">6 miles</text:span> </text:p>
      <text:p text:style-name="P1">I ran on a treadmill at the Vernon YMCA with the incline at 1%. <text:s/></text:p>
      <text:p text:style-name="P1">I warmed up with 1.5 miles in 15:00.</text:p>
      <text:p text:style-name="P1">Then I ran 4 x ½ mile and 1 x 1 mile with a ¼ mile jog before each run. <text:s/>The jogs were all about 3:00. <text:s/>The times for the runs were: 4:30, 4:30, 4:15, 4:15 and 8:00. <text:s/>I warmed down with ½ mile in about 5:00.</text:p>
      <text:p text:style-name="P1"/>
      <text:p text:style-name="P2">31.5 miles in the last week </text:p>
      <text:p text:style-name="P2"/>
      <text:p text:style-name="P2"/>
      <text:p text:style-name="P2"/>
      <text:p text:style-name="P2"><text:soft-page-break/><text:span text:style-name="T6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6">Sun Dec 31 2017</text:span> 7.1 miles </text:p>
      <text:p text:style-name="P1">I ran on a treadmill at the Vernon YMCA. </text:p>
      <text:p text:style-name="P1">I ran 7.1 miles in 60:00 or 8:27/mile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31T17:34:50.29</dc:date>
    <dc:creator>James Lombardi</dc:creator>
    <meta:editing-duration>PT15H43M47S</meta:editing-duration>
    <meta:editing-cycles>101</meta:editing-cycles>
    <meta:generator>OpenOffice/4.1.2$Win32 OpenOffice.org_project/412m3$Build-9782</meta:generator>
    <meta:document-statistic meta:table-count="0" meta:image-count="0" meta:object-count="0" meta:page-count="12" meta:paragraph-count="223" meta:word-count="3890" meta:character-count="18742"/>
  </office:meta>
</office:document-meta>
</file>